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erif" fo:font-size="14.25pt"/>
    </style:style>
    <style:style style:name="P2" style:family="paragraph" style:parent-style-name="Standard">
      <style:text-properties style:font-name="serif" fo:font-size="14.25pt" officeooo:rsid="0005077d" officeooo:paragraph-rsid="0005077d"/>
    </style:style>
    <style:style style:name="T1" style:family="text">
      <style:text-properties officeooo:rsid="000507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ok at the two programs and answer the following questions: </text:p>
      <text:p text:style-name="P1">1.</text:p>
      <text:p text:style-name="P1">Did the Linux program fail? What did the MCP program do? </text:p>
      <text:p text:style-name="P1"/>
      <text:p text:style-name="P2">The Linux program ran thru the entire main method. Due to the code at line 56 and 57, we see that the original value of x was mutated, causing the “results after overwrite” to show a changed value for x. Additionally due to the code in lines 41-43, memory beyond the end of the region declared for array arr was overwritten, e.g.:</text:p>
      <text:p text:style-name="P2"/>
      <text:p text:style-name="P2">41 <text:s text:c="2"/>arr[3] = 5;</text:p>
      <text:p text:style-name="P2">42 <text:s text:c="2"/>arr[4] = 6;</text:p>
      <text:p text:style-name="P2">43 <text:s text:c="2"/>arr[5] = 7;</text:p>
      <text:p text:style-name="P2"><text:s/></text:p>
      <text:p text:style-name="P2">These lines lead to the output:</text:p>
      <text:p text:style-name="P2"/>
      <text:p text:style-name="P2">Printing extra elements: </text:p>
      <text:p text:style-name="P2">Array = 0 1 2 5 6 7 </text:p>
      <text:p text:style-name="P2"/>
      <text:p text:style-name="P2">In a sense we are somewhat “lucky” that the program executed in a somewhat predictable manner and did not cause a core dump, since the C language itself makes no guarantees as to the form that the “undefined behavior” might take when writing to uninitialized memory locations.</text:p>
      <text:p text:style-name="P2"/>
      <text:p text:style-name="P2">The MCP program in contrast executed cleanly:</text:p>
      <text:p text:style-name="P2"/>
      <text:p text:style-name="P2"/>
      <text:p text:style-name="P1"/>
      <text:p text:style-name="P1">(DS = Discontinue (or the more vernacular “Deep Six”) – it also shows you the <text:span text:style-name="T1">l</text:span>ine number which the program was stopped on) </text:p>
      <text:p text:style-name="P1"/>
      <text:p text:style-name="P1"/>
      <text:p text:style-name="P1">2.</text:p>
      <text:p text:style-name="P1">Is there any way that you can stop this from happening in Linux? </text:p>
      <text:p text:style-name="P1">3.</text:p>
      <text:p text:style-name="P1">What do you think is happening in the ClearPath MCP operating system? 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7T13:57:33.044708470</meta:creation-date>
    <meta:generator>LibreOffice/5.1.6.2$Linux_X86_64 LibreOffice_project/10m0$Build-2</meta:generator>
    <dc:date>2018-03-07T14:07:03.121210574</dc:date>
    <meta:editing-duration>PT9M30S</meta:editing-duration>
    <meta:editing-cycles>1</meta:editing-cycles>
    <meta:document-statistic meta:table-count="0" meta:image-count="0" meta:object-count="0" meta:page-count="1" meta:paragraph-count="18" meta:word-count="216" meta:character-count="1159" meta:non-whitespace-character-count="945"/>
  </office:meta>
</office:document-meta>
</file>